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layout-cache" manifest:media-type="application/binary"/>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e47cd" officeooo:paragraph-rsid="001e47cd"/>
    </style:style>
    <style:style style:name="P2" style:family="paragraph" style:parent-style-name="Text_20_body">
      <style:text-properties officeooo:rsid="001fd369" officeooo:paragraph-rsid="001fd369"/>
    </style:style>
    <style:style style:name="P3" style:family="paragraph" style:parent-style-name="Text_20_body">
      <style:text-properties officeooo:rsid="001fd6d3" officeooo:paragraph-rsid="001fd6d3"/>
    </style:style>
    <style:style style:name="P4" style:family="paragraph" style:parent-style-name="Text_20_body">
      <style:text-properties officeooo:rsid="00214491" officeooo:paragraph-rsid="00214491"/>
    </style:style>
    <style:style style:name="P5" style:family="paragraph" style:parent-style-name="Text_20_body">
      <style:text-properties officeooo:rsid="00218816" officeooo:paragraph-rsid="00218816"/>
    </style:style>
    <style:style style:name="P6" style:family="paragraph" style:parent-style-name="Text_20_body">
      <style:text-properties officeooo:rsid="002308db" officeooo:paragraph-rsid="002308db"/>
    </style:style>
    <style:style style:name="P7" style:family="paragraph" style:parent-style-name="Heading_20_3">
      <style:text-properties officeooo:rsid="0025aecc" officeooo:paragraph-rsid="0025aecc"/>
    </style:style>
    <style:style style:name="P8" style:family="paragraph" style:parent-style-name="Heading_20_3">
      <style:text-properties officeooo:paragraph-rsid="002e0ceb"/>
    </style:style>
    <style:style style:name="P9" style:family="paragraph" style:parent-style-name="Text_20_body" style:list-style-name="L1">
      <style:text-properties officeooo:rsid="001e47cd" officeooo:paragraph-rsid="001e47cd"/>
    </style:style>
    <style:style style:name="P10" style:family="paragraph" style:parent-style-name="Text_20_body">
      <style:text-properties officeooo:rsid="001e47cd" officeooo:paragraph-rsid="001e47cd"/>
    </style:style>
    <style:style style:name="P11" style:family="paragraph" style:parent-style-name="Text_20_body">
      <style:text-properties officeooo:rsid="0024b88f" officeooo:paragraph-rsid="0024b88f"/>
    </style:style>
    <style:style style:name="P12" style:family="paragraph" style:parent-style-name="Text_20_body">
      <style:text-properties officeooo:rsid="0025aecc" officeooo:paragraph-rsid="0025aecc"/>
    </style:style>
    <style:style style:name="P13" style:family="paragraph" style:parent-style-name="Text_20_body">
      <style:text-properties officeooo:paragraph-rsid="0025aecc"/>
    </style:style>
    <style:style style:name="P14" style:family="paragraph" style:parent-style-name="Text_20_body">
      <style:text-properties officeooo:rsid="00219b9f" officeooo:paragraph-rsid="00219b9f"/>
    </style:style>
    <style:style style:name="P15" style:family="paragraph" style:parent-style-name="Text_20_body">
      <style:text-properties officeooo:rsid="002202d2" officeooo:paragraph-rsid="002202d2"/>
    </style:style>
    <style:style style:name="P16" style:family="paragraph" style:parent-style-name="Text_20_body">
      <style:text-properties officeooo:rsid="00218816" officeooo:paragraph-rsid="00218816"/>
    </style:style>
    <style:style style:name="P17" style:family="paragraph" style:parent-style-name="Text_20_body">
      <style:text-properties officeooo:rsid="00276a68" officeooo:paragraph-rsid="00276a68"/>
    </style:style>
    <style:style style:name="P18" style:family="paragraph" style:parent-style-name="Text_20_body">
      <style:text-properties officeooo:rsid="00276a68" officeooo:paragraph-rsid="002927c3"/>
    </style:style>
    <style:style style:name="P19" style:family="paragraph" style:parent-style-name="Text_20_body">
      <style:text-properties officeooo:rsid="002927c3" officeooo:paragraph-rsid="002927c3"/>
    </style:style>
    <style:style style:name="P20" style:family="paragraph" style:parent-style-name="Text_20_body">
      <style:text-properties officeooo:rsid="002308db" officeooo:paragraph-rsid="002308db"/>
    </style:style>
    <style:style style:name="P21" style:family="paragraph" style:parent-style-name="Text_20_body">
      <style:text-properties officeooo:rsid="002a01da" officeooo:paragraph-rsid="002a01da"/>
    </style:style>
    <style:style style:name="P22" style:family="paragraph" style:parent-style-name="Text_20_body">
      <style:text-properties officeooo:rsid="0024af2a" officeooo:paragraph-rsid="0024af2a"/>
    </style:style>
    <style:style style:name="P23" style:family="paragraph" style:parent-style-name="Text_20_body">
      <style:text-properties officeooo:rsid="0024af2a" officeooo:paragraph-rsid="002a01da"/>
    </style:style>
    <style:style style:name="P24" style:family="paragraph" style:parent-style-name="Text_20_body">
      <style:text-properties officeooo:rsid="0024af2a" officeooo:paragraph-rsid="002f11d4"/>
    </style:style>
    <style:style style:name="P25" style:family="paragraph" style:parent-style-name="Text_20_body">
      <style:text-properties officeooo:rsid="002b0a03" officeooo:paragraph-rsid="002b0a03"/>
    </style:style>
    <style:style style:name="P26" style:family="paragraph" style:parent-style-name="Text_20_body">
      <style:text-properties officeooo:rsid="002b38fd" officeooo:paragraph-rsid="002b38fd"/>
    </style:style>
    <style:style style:name="P27" style:family="paragraph" style:parent-style-name="Text_20_body">
      <style:text-properties officeooo:rsid="002e0ceb" officeooo:paragraph-rsid="002e0ceb"/>
    </style:style>
    <style:style style:name="P28" style:family="paragraph" style:parent-style-name="Text_20_body">
      <style:text-properties officeooo:rsid="002f11d4" officeooo:paragraph-rsid="002f11d4"/>
    </style:style>
    <style:style style:name="P29" style:family="paragraph" style:parent-style-name="Text_20_body">
      <style:text-properties officeooo:rsid="0033d1d5" officeooo:paragraph-rsid="0033d1d5"/>
    </style:style>
    <style:style style:name="T1" style:family="text">
      <style:text-properties officeooo:rsid="001fd6d3"/>
    </style:style>
    <style:style style:name="T2" style:family="text">
      <style:text-properties officeooo:rsid="00218816"/>
    </style:style>
    <style:style style:name="T3" style:family="text">
      <style:text-properties officeooo:rsid="0021fe2a"/>
    </style:style>
    <style:style style:name="T4" style:family="text">
      <style:text-properties officeooo:rsid="0024af2a"/>
    </style:style>
    <style:style style:name="T5" style:family="text">
      <style:text-properties officeooo:rsid="0024b88f"/>
    </style:style>
    <style:style style:name="T6" style:family="text">
      <style:text-properties officeooo:rsid="0025aecc"/>
    </style:style>
    <style:style style:name="T7" style:family="text">
      <style:text-properties officeooo:rsid="00276a68"/>
    </style:style>
    <style:style style:name="T8" style:family="text">
      <style:text-properties officeooo:rsid="002927c3"/>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2a01da"/>
    </style:style>
    <style:style style:name="T12" style:family="text">
      <style:text-properties officeooo:rsid="002b0a03"/>
    </style:style>
    <style:style style:name="T13" style:family="text">
      <style:text-properties officeooo:rsid="002d22da"/>
    </style:style>
    <style:style style:name="T14" style:family="text">
      <style:text-properties officeooo:rsid="002e0ceb"/>
    </style:style>
    <style:style style:name="T15" style:family="text">
      <style:text-properties style:font-name="Liberation Sans" fo:font-size="14.1000003814697pt" fo:font-weight="bold" officeooo:rsid="002e0ceb" style:font-name-asian="Noto Sans CJK SC" style:font-size-asian="14.1000003814697pt" style:font-weight-asian="bold" style:font-name-complex="Lohit Devanagari" style:font-size-complex="14.1000003814697pt" style:font-weight-complex="bold"/>
    </style:style>
    <style:style style:name="T16" style:family="text">
      <style:text-properties officeooo:rsid="002ee353"/>
    </style:style>
    <style:style style:name="T17" style:family="text">
      <style:text-properties officeooo:rsid="002f11d4"/>
    </style:style>
    <style:style style:name="T18" style:family="text">
      <style:text-properties officeooo:rsid="0030623b"/>
    </style:style>
    <style:style style:name="T19" style:family="text">
      <style:text-properties officeooo:rsid="003228e1"/>
    </style:style>
    <style:style style:name="T20" style:family="text">
      <style:text-properties officeooo:rsid="0033d1d5"/>
    </style:style>
    <style:style style:name="T21" style:family="text">
      <style:text-properties officeooo:rsid="00357ed5"/>
    </style:style>
    <style:style style:name="T22" style:family="text">
      <style:text-properties officeooo:rsid="0036481b"/>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hy Big O notation can lead to the wrong conclusions </text:p>
      <text:p text:style-name="Subtitle">a case study (with proof)</text:p>
      <text:p text:style-name="Text_20_body"/>
      <text:h text:style-name="Heading_20_1" text:outline-level="1">What is Big “O” Notation</text:h>
      <text:p text:style-name="Text_20_body"/>
      <text:p text:style-name="P1">Big “O” notation was taught as an absolute truth to a whole generation of degree students. It’s core piece of reasoning is that computers are hard to reason with. It is hard to know how a piece of code will actually perform in real life. However, as reasoning about performance is sometimes important, we need a simple of model of a computer that allows us to make generalisations about performance.</text:p>
      <text:p text:style-name="P1">These are</text:p>
      <text:list xml:id="list585547343" text:style-name="L1">
        <text:list-item>
          <text:p text:style-name="P9">Only the number of instructions executed is important for performance.</text:p>
        </text:list-item>
        <text:list-item>
          <text:p text:style-name="P9">The complexity involved in calculating the number of instructions a specific task involves is beyond human calculation. We can however reason about how the number of instruction changes as the problem size changes. This is done by noting how many times each piece of data is visited.</text:p>
        </text:list-item>
      </text:list>
      <text:p text:style-name="P1">Thus in Big “O” notation, summing a data set, is O(n) as you must visit every location once at least.</text:p>
      <text:p text:style-name="P1">If you sort the data set, it is O(n log n), as you must visit every location once (n), but you also must compare each location with a set of data that halves every pass (log n).</text:p>
      <text:p text:style-name="P29">In it’s day, Big “O” was a really reliable way of thinking. It was taught as an absolute truth.</text:p>
      <text:p text:style-name="P1"/>
      <text:h text:style-name="Heading_20_1" text:outline-level="1">A repeated conversation I keep having</text:h>
      <text:p text:style-name="P2">I keep getting into trouble in interviews, as I frequently am asked the question, “how do you store a data that maps a key to a value, so it is efficient for access, insertion and deletion?”.</text:p>
      <text:p text:style-name="P2">This is a fair question, and Big O notation leads us to the conclusion that a tree structure gives balanced performance over a range of tasks. So what do I say….</text:p>
      <text:p text:style-name="P2">“A sorted vector”.</text:p>
      <text:p text:style-name="P2">Seriously, it gets me into trouble every time. There is normally a follow up remark, about “but the data set my contain around a million items”, and I will say “yup, still a sorted vector”. At which point the interviewer thinks they have <text:span text:style-name="T5">uncovered an issue</text:span>, I don’t understand Big “O” notation, and that makes me <text:span text:style-name="T20">dangerous to let loose on their code-base</text:span>.</text:p>
      <text:p text:style-name="P2"><text:soft-page-break/>Yet I keep saying it. Why? Because it’s true. A sorted vector is good choice, despite the fact that it shouldn’t be. </text:p>
      <text:h text:style-name="Heading_20_1" text:outline-level="1">Forget the theory, lets try an example</text:h>
      <text:p text:style-name="Text_20_body"/>
      <text:p text:style-name="P2">So a simple example, lets create a std::map of numbers, that map to a string of the value.</text:p>
      <text:p text:style-name="P2">Lets run it under various conditions against a vector of a structure that contains the same information. We will sort the vector, allowing us to use the standard function “lower_bound” to achieve the same functionality as the map lookup. <text:span text:style-name="T5">Note when you do this for real, you have to test the key value of the returned iterator, as lower bound actually returns the point a new value would be inserted.</text:span></text:p>
      <text:h text:style-name="Heading_20_3" text:outline-level="3">Operation 1: Lets create <text:span text:style-name="T1">a</text:span> map</text:h>
      <text:p text:style-name="P3">Okay, I cheat on this one, I create the map in a random order, this is to simulate a structure that has “fragmented”, as it’s <text:span text:style-name="T5">part of a program that’s been running</text:span> for while. This is to avoid the common mistake of building a nice clean hierarchical structure that by chance is also mostly <text:span text:style-name="T5">contiguous</text:span> in memory. The sorted vector is always sorted in memory, so <text:span text:style-name="T5">doing </text:span>this highlights the <text:span text:style-name="T5">difference</text:span> between linear layout and hierarchical <text:s/>descent into a chaotic memory space.</text:p>
      <text:p text:style-name="P3"/>
      <text:p text:style-name="P11"><draw:frame draw:style-name="fr1" draw:name="Object1" text:anchor-type="char" svg:width="15.998cm" svg:height="9.006cm" draw:z-index="0"><draw:object xlink:href="./Object 1" xlink:type="simple" xlink:show="embed" xlink:actuate="onLoad"/><draw:image xlink:href="./ObjectReplacements/Object 1" xlink:type="simple" xlink:show="embed" xlink:actuate="onLoad"/></draw:frame>From now on, we will ignore the construction time. It’s probably the hardest operation to generalise. It’s hard to imagine a use case for millions of elements, that wasn’t created from a file making a pre-sorted inserting likely, but if you ignore the effects of memory fragmentation of a long running program, you will get artificially good results for the map.</text:p>
      <text:h text:style-name="Heading_20_3" text:outline-level="3"><text:soft-page-break/>Operation 2: Lookup <text:span text:style-name="T6">(lower_bound)</text:span></text:h>
      <text:p text:style-name="P4">The bread and butter operation for a map. You can’t add data, unless you know where to add it, you can’t delete, unless you can find it.</text:p>
      <text:p text:style-name="P4">This is where the linear layout really shines. <text:span text:style-name="T2">For </text:span>the largest <text:span text:style-name="T2">size</text:span> I tried (16*1024*1024 element<text:span text:style-name="T2">s</text:span>) <text:span text:style-name="T2">a vector is </text:span>around %<text:span text:style-name="T2">2 of the time it takes to do a lookup on a std::map. </text:span><text:span text:style-name="T6">Both methods use lower_</text:span><text:span text:style-name="T14">bound</text:span></text:p>
      <text:p text:style-name="P4"/>
      <text:p text:style-name="P4"><draw:frame draw:style-name="fr1" draw:name="Object2" text:anchor-type="char" svg:width="16cm" svg:height="8.999cm" draw:z-index="1"><draw:object xlink:href="./Object 2" xlink:type="simple" xlink:show="embed" xlink:actuate="onLoad"/><draw:image xlink:href="./ObjectReplacements/Object 2" xlink:type="simple" xlink:show="embed" xlink:actuate="onLoad"/></draw:frame></text:p>
      <text:p text:style-name="P2"/>
      <text:h text:style-name="Heading_20_3" text:outline-level="3">Operation 3: Deletion</text:h>
      <text:p text:style-name="P5">Now the real surprise. What happens when we try and delete a hundred random elements from each map. Bear in mind here, that the theory says that the map structure should be much more stable, as the vector on average must copy half the elements each time. <text:span text:style-name="T5">This is many more CPU operations.</text:span></text:p>
      <text:p text:style-name="P14">We can see that as suspected the performance of the vector is <text:span text:style-name="T5">indeed </text:span><text:span text:style-name="T3">worse, and degrading. </text:span><text:span text:style-name="T5">M</text:span><text:span text:style-name="T3">any will </text:span><text:span text:style-name="T5">still </text:span><text:span text:style-name="T3">be surprised that this is not the killer problem that Big O would leave you to believe.</text:span></text:p>
      <text:p text:style-name="P12">The reason is, in real-life a delete must first locate the data it wants to delete, and the vector does that very quickly. Now it may be that you have a iterator to the data left over from some previous task, but that doesn’t mean that the pointer wasn’t found, you just paid the price for that find in some other code, it’s hiding the cost to pretend a delete doesn’t imply a find.</text:p>
      <text:p text:style-name="P12">The vector will fill the cache during that find, giving it a head-start on the expensive move it is about to do.</text:p>
      <text:p text:style-name="P5"/>
      <text:p text:style-name="P5"/>
      <text:p text:style-name="P5"><text:soft-page-break/></text:p>
      <text:p text:style-name="P5"/>
      <text:p text:style-name="P5"/>
      <text:p text:style-name="P5"/>
      <text:p text:style-name="P5"/>
      <text:p text:style-name="P5"/>
      <text:p text:style-name="P12"><draw:frame draw:style-name="fr1" draw:name="Object3" text:anchor-type="char" svg:width="16.011cm" svg:height="9.005cm" draw:z-index="2"><draw:object xlink:href="./Object 3" xlink:type="simple" xlink:show="embed" xlink:actuate="onLoad"/><draw:image xlink:href="./ObjectReplacements/Object 3" xlink:type="simple" xlink:show="embed" xlink:actuate="onLoad"/></draw:frame>I did try a much less flattering version of the delete, deleting half the contents of the map. I<text:span text:style-name="T14">t ran so slowly that it’s unusable. </text:span><text:span text:style-name="T20">See below</text:span><text:span text:style-name="T14">.</text:span></text:p>
      <text:h text:style-name="P7" text:outline-level="3">Operation 4: Delete of a fixed % of the container</text:h>
      <text:p text:style-name="P13"><text:span text:style-name="T6">So at this stage, we </text:span><text:span text:style-name="T7">hit the problem that Big “O” predicted, and we have a data-structure that is impractical. This is normally the place where you give up, and admit that std::map (or unordered map, etc) are simply more stable containers, and if you want to play safe, use them, as they do not suffer from pathological</text:span><text:span text:style-name="T14">ly</text:span><text:span text:style-name="T7"> bad problems that will kill your program.</text:span></text:p>
      <text:p text:style-name="P17">However, “where there is one, there are many” as the common saying in <text:span text:style-name="T14">G</text:span>ame <text:span text:style-name="T14">Dev</text:span> goes. What that means, is that the API for std::map is designed around balancing the two biggest forces</text:p>
      <text:p text:style-name="P17">a) Performance, allow the container to be used in the most efficient way</text:p>
      <text:p text:style-name="P17">b) Provide a minimum set of operations, so that user has maximum flexibility in how the library is used.</text:p>
      <text:p text:style-name="P27">The API for std::map is really good (as you would assume), but<text:span text:style-name="T7"> factor b</text:span>)<text:span text:style-name="T7">, has hidden a truth. When you have a structure that contains millions of elements, your worst case is not deleting one element </text:span>at a time<text:span text:style-name="T7">. It is when you try and </text:span>add/<text:span text:style-name="T7">delete a large amount of elements. The interface of std::map, has trained you to believe this is done in a loop, as there is no advantage to “batch</text:span>ing<text:span text:style-name="T7">” </text:span>for a tree-structure<text:span text:style-name="T7">. With a vector, there is a very large advantage in deleting/inserting a set of elements as a single operation.</text:span></text:p>
      <text:p text:style-name="Text_20_body"><text:soft-page-break/></text:p>
      <text:h text:style-name="Heading_20_3" text:outline-level="3">Operation <text:span text:style-name="T6">5</text:span>: Batch delete</text:h>
      <text:p text:style-name="P15"/>
      <text:p text:style-name="P17">The reasoning behind this new API function:</text:p>
      <text:p text:style-name="P17">- When you loop deleting one element at a time, you force the container to maintain <text:span text:style-name="T8">the “sorted” invariant after each operation. By doing all the deletion/insertion in a single operation, you reduce the work load significantly. In this case, we use a “remove-erase” style idiom. We move the deleted items to the end of the vector by swapping them with the current back (remove), then pop_back (erase). The end result is unsorted, so we must then sort before we leave.</text:span></text:p>
      <text:p text:style-name="P19">Now std::sort is a O(n log n) operation, but it a <text:span text:style-name="T9">really </text:span><text:span text:style-name="T10">fast <text:s/>O(n log n) operation. (That requires a proof all of it’s own). In practice the performance of sort looks very linear.</text:span></text:p>
      <text:p text:style-name="P18"/>
      <text:p text:style-name="P6"><draw:frame draw:style-name="fr1" draw:name="Object4" text:anchor-type="char" svg:width="15.998cm" svg:height="8.999cm" draw:z-index="3"><draw:object xlink:href="./Object 4" xlink:type="simple" xlink:show="embed" xlink:actuate="onLoad"/><draw:image xlink:href="./ObjectReplacements/Object 4" xlink:type="simple" xlink:show="embed" xlink:actuate="onLoad"/></draw:frame>As we can see from the graph, the cost of the sort actually makes this operation more expensive. The red line shows the effect. However, notice how the linear the line looks, sorting is O(n log n), but the constants involved are really small, and that <text:span text:style-name="T18">is what </text:span>makes the sorting algorithm look linear <text:span text:style-name="T18">(the log n part is really x*log(n) where x is really small, but Big O ignore</text:span><text:span text:style-name="T20">s</text:span><text:span text:style-name="T18"> constants)</text:span>.</text:p>
      <text:p text:style-name="P6">Now for the magic… We will use the trick from the link (1) below. We will prime the vector by heap sorting it before we sort in normal order. Notice this makes no sense at all from a “Big O” perspective. We are now doing more CPU operations, but our line is now lower. In fact, it is now below the speed recorded for our traditional RB-tree solution. <text:span text:style-name="T4">If you are used to thinking in the terms that you learned in the 90’s or even the 2000’s, it looks insane.</text:span></text:p>
      <text:p text:style-name="P21">DON’T RELY ON THIS TRICK.</text:p>
      <text:p text:style-name="P21">It works because it fits a use pattern expected by the branch prediction unit, and is very dependent on the CPU.</text:p>
      <text:p text:style-name="P21"><text:soft-page-break/>But it is interesting. <text:span text:style-name="T21">I</text:span><text:span text:style-name="T18">t’s not my trick – b</text:span><text:span text:style-name="T19">l</text:span><text:span text:style-name="T18">ame Andrei Alexandrescu </text:span><text:span text:style-name="T21">see note (1).</text:span></text:p>
      <text:h text:style-name="Heading_20_3" text:outline-level="3">Operation 6: Inserting</text:h>
      <text:p text:style-name="P27"><text:span text:style-name="T16">This is a deletion of 100 elements, followed by the reinsertion of the same set. You can see there is little difference between the two </text:span><text:span text:style-name="T21">data structures</text:span><text:span text:style-name="T16">.</text:span></text:p>
      <text:h text:style-name="P8" text:outline-level="3"><text:span text:style-name="T15"/></text:h>
      <text:h text:style-name="Heading_20_3" text:outline-level="3"><draw:frame draw:style-name="fr2" draw:name="Object5" text:anchor-type="char" svg:width="16cm" svg:height="8.999cm" draw:z-index="4"><draw:object xlink:href="./Object 5" xlink:type="simple" xlink:show="embed" xlink:actuate="onLoad"/><draw:image xlink:href="./ObjectReplacements/Object 5" xlink:type="simple" xlink:show="embed" xlink:actuate="onLoad"/></draw:frame>Operation 7: Insertion of half the map size</text:h>
      <text:p text:style-name="P28">As we can see, just as in the creation phase, the addition of many elements in a batch is very stable for vector. We can also see how unstable the “Magic” <text:span text:style-name="T19">trick</text:span> is, in this case it is slower <text:span text:style-name="T19">(but by much)</text:span>.</text:p>
      <text:p text:style-name="P22"><draw:frame draw:style-name="fr1" draw:name="Object6" text:anchor-type="char" svg:width="17.327cm" svg:height="9.006cm" draw:z-index="5"><draw:object xlink:href="./Object 6" xlink:type="simple" xlink:show="embed" xlink:actuate="onLoad"/><draw:image xlink:href="./ObjectReplacements/Object 6" xlink:type="simple" xlink:show="embed" xlink:actuate="onLoad"/></draw:frame></text:p>
      <text:h text:style-name="Heading_20_1" text:outline-level="1"><text:soft-page-break/>Lessons learned <text:span text:style-name="T4">(the summary)</text:span></text:h>
      <text:p text:style-name="P23">Many of the “Guru’s” repeatedly say “don’t assume you know the speed, always measure”. The problem is that this advice is too close to the “early optimisation is the root of all evil” saying. Many <text:span text:style-name="T11">older </text:span>programmers assume it’s a piece of advice for young inexperienced programmers. <text:span text:style-name="T11">They assume that their Big “O” thinking is still valid, and pass over this advice as something they already know. The world has changed; It’s now a weirdly hard to predict place.</text:span></text:p>
      <text:p text:style-name="P23"><text:span text:style-name="T11">You need to profile and test your assumptions, you will frequently be surprised.</text:span></text:p>
      <text:p text:style-name="P21">An even weirder result, is that for small enough vectors, find is faster than lower_bound (yes really). This again is because you are cache friendly <text:span text:style-name="T22">but you are now also</text:span> branch prediction friendly. <text:span text:style-name="T21">The test </text:span><text:span text:style-name="T22">in the find </text:span><text:span text:style-name="T21">will repeatedly return false (because the vector is sorted), the CPU will pick up on this and will assume all the tests are false, which is will always be true, with one exception (your value). This unleashes the vast number of speculative threads the CPU has, and the result is like doing the find in parallel on a GPU.</text:span></text:p>
      <text:p text:style-name="P24"><text:span text:style-name="T17">Almost all the results shown here <text:s/>fly in the face of Big “O” thinking. But… All of this is dependent on being able to batch your changes, if you simply insert a sorted-vector where you previously used a map, you are likely to hit the case I didn’t show, a catastrophic slow-down of the sorted-vector. This is not a plug-in replacement.</text:span></text:p>
      <text:p text:style-name="P21">However, there is another point here. Just as your initial expectation of a “map” class probably doesn’t include “batch” operations. It also probably doesn’t extend to the impact of multi-processors. Multi-threading is inherently easier on contiguous layout. Your initial losses <text:span text:style-name="T12">in inserting and deleting elements may soon be made up by making more complex operations easier to split over multiple processors.</text:span></text:p>
      <text:p text:style-name="P25">Consider, this, if you currently have periods of time where a hardware thread is idle, that time is “free”. You can add new work, without slowing anything else down. This is probably true of 99% of all desktop applications. You could spawn a new thread, that in the background generates a fast-lookup sorted vector index of an existing data-structure. The index is “optional”, and contains an is-valid flag, set false by mutating operations on the underlying structure, set true on the creation of new index.</text:p>
      <text:p text:style-name="P25">When you wish to browse the existing structure, you look for the index, and if it’s valid, you use it. In effect, you are using “free” time to massively improve your run-times. (possibly reducing lookup times by 50 times<text:tab/>)</text:p>
      <text:p text:style-name="P25">If that doesn’t make you think, I don’t think anything will!</text:p>
      <text:p text:style-name="P26">My next home project will be to provide a proof/example of this <text:span text:style-name="T13">technique</text:span></text:p>
      <text:p text:style-name="P26"/>
      <text:p text:style-name="P26"/>
      <text:p text:style-name="P6">1)</text:p>
      <text:p text:style-name="P6">https://www.google.com/url?sa=t&amp;rct=j&amp;q=&amp;esrc=s&amp;source=web&amp;cd=&amp;cad=rja&amp;uact=8&amp;ved=2ahUKEwio8vvjiYLzAhUKCsAKHVLPCcgQwqsBegQIERAB&amp;url=https%3A%2F%2Fwww.youtube.com%2Fwatch%3Fv%3DFJJTYQYB1JQ&amp;usg=AOvVaw2gJhGOGFxdf4_fTbbkVHY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5T20:54:11.117746521</meta:creation-date>
    <dc:date>2021-09-16T14:43:04.181490484</dc:date>
    <meta:editing-duration>PT2H32M44S</meta:editing-duration>
    <meta:editing-cycles>13</meta:editing-cycles>
    <meta:generator>LibreOffice/7.1.5.2$Linux_X86_64 LibreOffice_project/10$Build-2</meta:generator>
    <meta:document-statistic meta:table-count="0" meta:image-count="0" meta:object-count="6" meta:page-count="7" meta:paragraph-count="62" meta:word-count="2023" meta:character-count="11449" meta:non-whitespace-character-count="9484"/>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6cm" xlink:href="." xlink:type="simple" chart:class="chart:scatter" chart:style-name="ch1">
        <chart:legend chart:legend-position="end" svg:x="12.379cm" svg:y="3.955cm" style:legend-expansion="high" chart:style-name="ch2"/>
        <chart:plot-area chart:style-name="ch3" chart:data-source-has-labels="both" svg:x="0.319cm" svg:y="0.18cm" svg:width="11.741cm" svg:height="8.646cm">
          <chart:coordinate-region svg:x="2.607cm" svg:y="0.379cm" svg:width="8.71cm" svg:height="7.8cm"/>
          <chart:axis chart:dimension="x" chart:name="primary-x" chart:style-name="ch4" chartooo:axis-type="auto">
            <chart:categories table:cell-range-address="local-table.$A$2:.$A$9"/>
          </chart:axis>
          <chart:axis chart:dimension="y" chart:name="primary-y" chart:style-name="ch5">
            <chart:grid chart:style-name="ch6" chart:class="major"/>
          </chart:axis>
          <chart:series chart:style-name="ch7" chart:values-cell-range-address="local-table.$C$2:.$C$9" chart:label-cell-address="local-table.$C$1" chart:class="chart:scatter">
            <chart:domain table:cell-range-address="local-table.$B$2:.$B$9"/>
            <chart:data-point chart:repeated="8"/>
          </chart:series>
          <chart:series chart:style-name="ch8" chart:values-cell-range-address="local-table.$E$2:.$E$9" chart:label-cell-address="local-table.$E$1" chart:class="chart:scatter">
            <chart:domain table:cell-range-address="local-table.$D$2:.$D$9"/>
            <chart:data-point chart:repeated="8"/>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Creation</text:p>
              </table:table-cell>
              <table:table-cell office:value-type="string">
                <text:p>Series3</text:p>
              </table:table-cell>
              <table:table-cell office:value-type="string">
                <text:p>VectorCreation</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183490000">
                <text:p>183490000</text:p>
              </table:table-cell>
              <table:table-cell office:value-type="float" office:value="524288">
                <text:p>524288</text:p>
              </table:table-cell>
              <table:table-cell office:value-type="float" office:value="80291900">
                <text:p>80291900</text:p>
              </table:table-cell>
            </table:table-row>
            <table:table-row>
              <table:table-cell office:value-type="string">
                <text:p>2</text:p>
              </table:table-cell>
              <table:table-cell office:value-type="float" office:value="524288">
                <text:p>524288</text:p>
              </table:table-cell>
              <table:table-cell office:value-type="float" office:value="488374000">
                <text:p>488374000</text:p>
              </table:table-cell>
              <table:table-cell office:value-type="float" office:value="1048576">
                <text:p>1048576</text:p>
              </table:table-cell>
              <table:table-cell office:value-type="float" office:value="167823000">
                <text:p>167823000</text:p>
              </table:table-cell>
            </table:table-row>
            <table:table-row>
              <table:table-cell office:value-type="string">
                <text:p>3</text:p>
              </table:table-cell>
              <table:table-cell office:value-type="float" office:value="1048576">
                <text:p>1048576</text:p>
              </table:table-cell>
              <table:table-cell office:value-type="float" office:value="1101090000">
                <text:p>1101090000</text:p>
              </table:table-cell>
              <table:table-cell office:value-type="float" office:value="2097152">
                <text:p>2097152</text:p>
              </table:table-cell>
              <table:table-cell office:value-type="float" office:value="381073000">
                <text:p>381073000</text:p>
              </table:table-cell>
            </table:table-row>
            <table:table-row>
              <table:table-cell office:value-type="string">
                <text:p>4</text:p>
              </table:table-cell>
              <table:table-cell office:value-type="float" office:value="2097152">
                <text:p>2097152</text:p>
              </table:table-cell>
              <table:table-cell office:value-type="float" office:value="2823710000">
                <text:p>2823710000</text:p>
              </table:table-cell>
              <table:table-cell office:value-type="float" office:value="4194304">
                <text:p>4194304</text:p>
              </table:table-cell>
              <table:table-cell office:value-type="float" office:value="865001000">
                <text:p>865001000</text:p>
              </table:table-cell>
            </table:table-row>
            <table:table-row>
              <table:table-cell office:value-type="string">
                <text:p>5</text:p>
              </table:table-cell>
              <table:table-cell office:value-type="float" office:value="4194304">
                <text:p>4194304</text:p>
              </table:table-cell>
              <table:table-cell office:value-type="float" office:value="6807410000">
                <text:p>6807410000</text:p>
              </table:table-cell>
              <table:table-cell office:value-type="float" office:value="8388608">
                <text:p>8388608</text:p>
              </table:table-cell>
              <table:table-cell office:value-type="float" office:value="1879670000">
                <text:p>1879670000</text:p>
              </table:table-cell>
            </table:table-row>
            <table:table-row>
              <table:table-cell office:value-type="string">
                <text:p>6</text:p>
              </table:table-cell>
              <table:table-cell office:value-type="float" office:value="8388608">
                <text:p>8388608</text:p>
              </table:table-cell>
              <table:table-cell office:value-type="float" office:value="15865500000">
                <text:p>15865500000</text:p>
              </table:table-cell>
              <table:table-cell office:value-type="float" office:value="16777216">
                <text:p>16777216</text:p>
              </table:table-cell>
              <table:table-cell office:value-type="float" office:value="4099380000">
                <text:p>4099380000</text:p>
              </table:table-cell>
            </table:table-row>
            <table:table-row>
              <table:table-cell office:value-type="string">
                <text:p>7</text:p>
              </table:table-cell>
              <table:table-cell office:value-type="float" office:value="16777216">
                <text:p>16777216</text:p>
              </table:table-cell>
              <table:table-cell office:value-type="float" office:value="36164700000">
                <text:p>36164700000</text:p>
              </table:table-cell>
              <table:table-cell office:value-type="float" office:value="33554432">
                <text:p>33554432</text:p>
              </table:table-cell>
              <table:table-cell office:value-type="float" office:value="8984540000">
                <text:p>8984540000</text:p>
              </table:table-cell>
            </table:table-row>
            <table:table-row>
              <table:table-cell office:value-type="string">
                <text:p>8</text:p>
              </table:table-cell>
              <table:table-cell office:value-type="float" office:value="33554432">
                <text:p>33554432</text:p>
              </table:table-cell>
              <table:table-cell office:value-type="float" office:value="84011200000">
                <text:p>8401120000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7.201cm" svg:y="0.315cm" chart:style-name="ch2">
          <text:p>Lookup</text:p>
        </chart:title>
        <chart:legend chart:legend-position="end" svg:x="12.538cm" svg:y="3.951cm" style:legend-expansion="high" chart:style-name="ch3"/>
        <chart:plot-area chart:style-name="ch4" chart:data-source-has-labels="both" svg:x="0.319cm" svg:y="1.273cm" svg:width="11.9cm" svg:height="7.547cm">
          <chart:coordinate-region svg:x="2.422cm" svg:y="1.473cm" svg:width="9.054cm" svg:height="6.7cm"/>
          <chart:axis chart:dimension="x" chart:name="primary-x" chart:style-name="ch5" chartooo:axis-type="auto">
            <chart:categories table:cell-range-address="local-table.$A$2:.$A$9"/>
          </chart:axis>
          <chart:axis chart:dimension="y" chart:name="primary-y" chart:style-name="ch6">
            <chart:grid chart:style-name="ch7" chart:class="major"/>
          </chart:axis>
          <chart:series chart:style-name="ch8" chart:values-cell-range-address="local-table.$C$2:.$C$9" chart:label-cell-address="local-table.$C$1" chart:class="chart:scatter">
            <chart:domain table:cell-range-address="local-table.$B$2:.$B$9"/>
            <chart:data-point chart:repeated="8"/>
          </chart:series>
          <chart:series chart:style-name="ch9" chart:values-cell-range-address="local-table.$E$2:.$E$9" chart:label-cell-address="local-table.$E$1" chart:class="chart:scatter">
            <chart:domain table:cell-range-address="local-table.$D$2:.$D$9"/>
            <chart:data-point chart:repeated="8"/>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Lookup</text:p>
              </table:table-cell>
              <table:table-cell office:value-type="string">
                <text:p>Series3</text:p>
              </table:table-cell>
              <table:table-cell office:value-type="string">
                <text:p>VectorLookup</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441600">
                <text:p>24441600</text:p>
              </table:table-cell>
              <table:table-cell office:value-type="float" office:value="262144">
                <text:p>262144</text:p>
              </table:table-cell>
              <table:table-cell office:value-type="float" office:value="682240">
                <text:p>682240</text:p>
              </table:table-cell>
            </table:table-row>
            <table:table-row>
              <table:table-cell office:value-type="string">
                <text:p>2</text:p>
              </table:table-cell>
              <table:table-cell office:value-type="float" office:value="524288">
                <text:p>524288</text:p>
              </table:table-cell>
              <table:table-cell office:value-type="float" office:value="59998100">
                <text:p>59998100</text:p>
              </table:table-cell>
              <table:table-cell office:value-type="float" office:value="524288">
                <text:p>524288</text:p>
              </table:table-cell>
              <table:table-cell office:value-type="float" office:value="1391310">
                <text:p>1391310</text:p>
              </table:table-cell>
            </table:table-row>
            <table:table-row>
              <table:table-cell office:value-type="string">
                <text:p>3</text:p>
              </table:table-cell>
              <table:table-cell office:value-type="float" office:value="1048576">
                <text:p>1048576</text:p>
              </table:table-cell>
              <table:table-cell office:value-type="float" office:value="135251000">
                <text:p>135251000</text:p>
              </table:table-cell>
              <table:table-cell office:value-type="float" office:value="1048576">
                <text:p>1048576</text:p>
              </table:table-cell>
              <table:table-cell office:value-type="float" office:value="2657350">
                <text:p>2657350</text:p>
              </table:table-cell>
            </table:table-row>
            <table:table-row>
              <table:table-cell office:value-type="string">
                <text:p>4</text:p>
              </table:table-cell>
              <table:table-cell office:value-type="float" office:value="2097152">
                <text:p>2097152</text:p>
              </table:table-cell>
              <table:table-cell office:value-type="float" office:value="299023000">
                <text:p>299023000</text:p>
              </table:table-cell>
              <table:table-cell office:value-type="float" office:value="2097152">
                <text:p>2097152</text:p>
              </table:table-cell>
              <table:table-cell office:value-type="float" office:value="4967630">
                <text:p>4967630</text:p>
              </table:table-cell>
            </table:table-row>
            <table:table-row>
              <table:table-cell office:value-type="string">
                <text:p>5</text:p>
              </table:table-cell>
              <table:table-cell office:value-type="float" office:value="4194304">
                <text:p>4194304</text:p>
              </table:table-cell>
              <table:table-cell office:value-type="float" office:value="667568000">
                <text:p>667568000</text:p>
              </table:table-cell>
              <table:table-cell office:value-type="float" office:value="4194304">
                <text:p>4194304</text:p>
              </table:table-cell>
              <table:table-cell office:value-type="float" office:value="12550500">
                <text:p>12550500</text:p>
              </table:table-cell>
            </table:table-row>
            <table:table-row>
              <table:table-cell office:value-type="string">
                <text:p>6</text:p>
              </table:table-cell>
              <table:table-cell office:value-type="float" office:value="8388608">
                <text:p>8388608</text:p>
              </table:table-cell>
              <table:table-cell office:value-type="float" office:value="1356900000">
                <text:p>1356900000</text:p>
              </table:table-cell>
              <table:table-cell office:value-type="float" office:value="8388608">
                <text:p>8388608</text:p>
              </table:table-cell>
              <table:table-cell office:value-type="float" office:value="26193400">
                <text:p>26193400</text:p>
              </table:table-cell>
            </table:table-row>
            <table:table-row>
              <table:table-cell office:value-type="string">
                <text:p>7</text:p>
              </table:table-cell>
              <table:table-cell office:value-type="float" office:value="16777216">
                <text:p>16777216</text:p>
              </table:table-cell>
              <table:table-cell office:value-type="float" office:value="3015320000">
                <text:p>3015320000</text:p>
              </table:table-cell>
              <table:table-cell office:value-type="float" office:value="16777216">
                <text:p>16777216</text:p>
              </table:table-cell>
              <table:table-cell office:value-type="float" office:value="50527100">
                <text:p>50527100</text:p>
              </table:table-cell>
            </table:table-row>
            <table:table-row>
              <table:table-cell office:value-type="string">
                <text:p>8</text:p>
              </table:table-cell>
              <table:table-cell office:value-type="float" office:value="33554432">
                <text:p>33554432</text:p>
              </table:table-cell>
              <table:table-cell office:value-type="float" office:value="6987060000">
                <text:p>6987060000</text:p>
              </table:table-cell>
              <table:table-cell office:value-type="float" office:value="33554432">
                <text:p>33554432</text:p>
              </table:table-cell>
              <table:table-cell office:value-type="float" office:value="145196000">
                <text:p>14519600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cm" svg:height="9.004cm" xlink:href="." xlink:type="simple" chart:class="chart:scatter" chart:style-name="ch1">
        <chart:title svg:x="5.911cm" svg:y="0.316cm" chart:style-name="ch2">
          <text:p>Deletion (piecewise)</text:p>
        </chart:title>
        <chart:legend chart:legend-position="end" svg:x="12.682cm" svg:y="3.954cm" style:legend-expansion="high" chart:style-name="ch3"/>
        <chart:plot-area chart:style-name="ch4" chart:data-source-has-labels="both" svg:x="0.32cm" svg:y="1.275cm" svg:width="12.042cm" svg:height="7.549cm">
          <chart:coordinate-region svg:x="2.423cm" svg:y="1.474cm" svg:width="9.196cm" svg:height="6.703cm"/>
          <chart:axis chart:dimension="x" chart:name="primary-x" chart:style-name="ch5" chartooo:axis-type="auto">
            <chart:categories table:cell-range-address="local-table.$A$2:.$A$9"/>
          </chart:axis>
          <chart:axis chart:dimension="y" chart:name="primary-y" chart:style-name="ch6">
            <chart:grid chart:style-name="ch7" chart:class="major"/>
          </chart:axis>
          <chart:series chart:style-name="ch8" chart:values-cell-range-address="local-table.$C$2:.$C$9" chart:label-cell-address="local-table.$C$1" chart:class="chart:scatter">
            <chart:domain table:cell-range-address="local-table.$B$2:.$B$9"/>
            <chart:data-point chart:repeated="8"/>
          </chart:series>
          <chart:series chart:style-name="ch9" chart:values-cell-range-address="local-table.$E$2:.$E$9" chart:label-cell-address="local-table.$E$1" chart:class="chart:scatter">
            <chart:domain table:cell-range-address="local-table.$D$2:.$D$9"/>
            <chart:data-point chart:repeated="8"/>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Delete</text:p>
              </table:table-cell>
              <table:table-cell office:value-type="string">
                <text:p>Series3</text:p>
              </table:table-cell>
              <table:table-cell office:value-type="string">
                <text:p>VectorDelete</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324500">
                <text:p>24324500</text:p>
              </table:table-cell>
              <table:table-cell office:value-type="float" office:value="262144">
                <text:p>262144</text:p>
              </table:table-cell>
              <table:table-cell office:value-type="float" office:value="51583600">
                <text:p>51583600</text:p>
              </table:table-cell>
            </table:table-row>
            <table:table-row>
              <table:table-cell office:value-type="string">
                <text:p>2</text:p>
              </table:table-cell>
              <table:table-cell office:value-type="float" office:value="524288">
                <text:p>524288</text:p>
              </table:table-cell>
              <table:table-cell office:value-type="float" office:value="60000700">
                <text:p>60000700</text:p>
              </table:table-cell>
              <table:table-cell office:value-type="float" office:value="524288">
                <text:p>524288</text:p>
              </table:table-cell>
              <table:table-cell office:value-type="float" office:value="114749000">
                <text:p>114749000</text:p>
              </table:table-cell>
            </table:table-row>
            <table:table-row>
              <table:table-cell office:value-type="string">
                <text:p>3</text:p>
              </table:table-cell>
              <table:table-cell office:value-type="float" office:value="1048576">
                <text:p>1048576</text:p>
              </table:table-cell>
              <table:table-cell office:value-type="float" office:value="134237000">
                <text:p>134237000</text:p>
              </table:table-cell>
              <table:table-cell office:value-type="float" office:value="1048576">
                <text:p>1048576</text:p>
              </table:table-cell>
              <table:table-cell office:value-type="float" office:value="243541000">
                <text:p>243541000</text:p>
              </table:table-cell>
            </table:table-row>
            <table:table-row>
              <table:table-cell office:value-type="string">
                <text:p>4</text:p>
              </table:table-cell>
              <table:table-cell office:value-type="float" office:value="2097152">
                <text:p>2097152</text:p>
              </table:table-cell>
              <table:table-cell office:value-type="float" office:value="293258000">
                <text:p>293258000</text:p>
              </table:table-cell>
              <table:table-cell office:value-type="float" office:value="2097152">
                <text:p>2097152</text:p>
              </table:table-cell>
              <table:table-cell office:value-type="float" office:value="501910000">
                <text:p>501910000</text:p>
              </table:table-cell>
            </table:table-row>
            <table:table-row>
              <table:table-cell office:value-type="string">
                <text:p>5</text:p>
              </table:table-cell>
              <table:table-cell office:value-type="float" office:value="4194304">
                <text:p>4194304</text:p>
              </table:table-cell>
              <table:table-cell office:value-type="float" office:value="626564000">
                <text:p>626564000</text:p>
              </table:table-cell>
              <table:table-cell office:value-type="float" office:value="4194304">
                <text:p>4194304</text:p>
              </table:table-cell>
              <table:table-cell office:value-type="float" office:value="976712000">
                <text:p>976712000</text:p>
              </table:table-cell>
            </table:table-row>
            <table:table-row>
              <table:table-cell office:value-type="string">
                <text:p>6</text:p>
              </table:table-cell>
              <table:table-cell office:value-type="float" office:value="8388608">
                <text:p>8388608</text:p>
              </table:table-cell>
              <table:table-cell office:value-type="float" office:value="1343140000">
                <text:p>1343140000</text:p>
              </table:table-cell>
              <table:table-cell office:value-type="float" office:value="8388608">
                <text:p>8388608</text:p>
              </table:table-cell>
              <table:table-cell office:value-type="float" office:value="1692710000">
                <text:p>1692710000</text:p>
              </table:table-cell>
            </table:table-row>
            <table:table-row>
              <table:table-cell office:value-type="string">
                <text:p>7</text:p>
              </table:table-cell>
              <table:table-cell office:value-type="float" office:value="16777216">
                <text:p>16777216</text:p>
              </table:table-cell>
              <table:table-cell office:value-type="float" office:value="2912410000">
                <text:p>2912410000</text:p>
              </table:table-cell>
              <table:table-cell office:value-type="float" office:value="16777216">
                <text:p>16777216</text:p>
              </table:table-cell>
              <table:table-cell office:value-type="float" office:value="3857820000">
                <text:p>3857820000</text:p>
              </table:table-cell>
            </table:table-row>
            <table:table-row>
              <table:table-cell office:value-type="string">
                <text:p>8</text:p>
              </table:table-cell>
              <table:table-cell office:value-type="float" office:value="33554432">
                <text:p>33554432</text:p>
              </table:table-cell>
              <table:table-cell office:value-type="float" office:value="6748750000">
                <text:p>6748750000</text:p>
              </table:table-cell>
              <table:table-cell office:value-type="float" office:value="33554432">
                <text:p>33554432</text:p>
              </table:table-cell>
              <table:table-cell office:value-type="float" office:value="8210770000">
                <text:p>821077000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1.003cm" svg:y="3.453cm" style:legend-expansion="high" chart:style-name="ch2"/>
        <chart:plot-area chart:style-name="ch3" chart:data-source-has-labels="both" svg:x="0.319cm" svg:y="0.179cm" svg:width="10.365cm" svg:height="8.641cm">
          <chart:coordinate-region svg:x="2.422cm" svg:y="0.378cm" svg:width="7.334cm" svg:height="7.795cm"/>
          <chart:axis chart:dimension="x" chart:name="primary-x" chart:style-name="ch4" chartooo:axis-type="auto">
            <chart:categories table:cell-range-address="local-table.$A$2:.$A$9"/>
          </chart:axis>
          <chart:axis chart:dimension="y" chart:name="primary-y" chart:style-name="ch5">
            <chart:grid chart:style-name="ch6" chart:class="major"/>
          </chart:axis>
          <chart:series chart:style-name="ch7" chart:values-cell-range-address="local-table.$C$2:.$C$9" chart:label-cell-address="local-table.$C$1" chart:class="chart:scatter">
            <chart:domain table:cell-range-address="local-table.$B$2:.$B$9"/>
            <chart:data-point chart:repeated="8"/>
          </chart:series>
          <chart:series chart:style-name="ch8" chart:values-cell-range-address="local-table.$E$2:.$E$9" chart:label-cell-address="local-table.$E$1" chart:class="chart:scatter">
            <chart:domain table:cell-range-address="local-table.$D$2:.$D$9"/>
            <chart:data-point chart:repeated="8"/>
          </chart:series>
          <chart:series chart:style-name="ch9" chart:values-cell-range-address="local-table.$G$2:.$G$9" chart:label-cell-address="local-table.$G$1" chart:class="chart:scatter">
            <chart:domain table:cell-range-address="local-table.$F$2:.$F$9"/>
            <chart:data-point chart:repeated="8"/>
          </chart:series>
          <chart:series chart:style-name="ch10" chart:values-cell-range-address="local-table.$I$2:.$I$9" chart:label-cell-address="local-table.$I$1" chart:class="chart:scatter">
            <chart:domain table:cell-range-address="local-table.$H$2:.$H$9"/>
            <chart:data-point chart:repeated="8"/>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es1</text:p>
              </table:table-cell>
              <table:table-cell office:value-type="string">
                <text:p>MapDelete</text:p>
              </table:table-cell>
              <table:table-cell office:value-type="string">
                <text:p>Series3</text:p>
              </table:table-cell>
              <table:table-cell office:value-type="string">
                <text:p>VectorDelete</text:p>
              </table:table-cell>
              <table:table-cell office:value-type="string">
                <text:p>Series5</text:p>
              </table:table-cell>
              <table:table-cell office:value-type="string">
                <text:p>VectorMultiDelete</text:p>
              </table:table-cell>
              <table:table-cell office:value-type="string">
                <text:p>Series7</text:p>
              </table:table-cell>
              <table:table-cell office:value-type="string">
                <text:p>VectorMultiDeleteMagic</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324500">
                <text:p>24324500</text:p>
              </table:table-cell>
              <table:table-cell office:value-type="float" office:value="262144">
                <text:p>262144</text:p>
              </table:table-cell>
              <table:table-cell office:value-type="float" office:value="51583600">
                <text:p>51583600</text:p>
              </table:table-cell>
              <table:table-cell office:value-type="float" office:value="262144">
                <text:p>262144</text:p>
              </table:table-cell>
              <table:table-cell office:value-type="float" office:value="41017800">
                <text:p>41017800</text:p>
              </table:table-cell>
              <table:table-cell office:value-type="float" office:value="262144">
                <text:p>262144</text:p>
              </table:table-cell>
              <table:table-cell office:value-type="float" office:value="32243000">
                <text:p>32243000</text:p>
              </table:table-cell>
            </table:table-row>
            <table:table-row>
              <table:table-cell office:value-type="string">
                <text:p>2</text:p>
              </table:table-cell>
              <table:table-cell office:value-type="float" office:value="524288">
                <text:p>524288</text:p>
              </table:table-cell>
              <table:table-cell office:value-type="float" office:value="60000700">
                <text:p>60000700</text:p>
              </table:table-cell>
              <table:table-cell office:value-type="float" office:value="524288">
                <text:p>524288</text:p>
              </table:table-cell>
              <table:table-cell office:value-type="float" office:value="114749000">
                <text:p>114749000</text:p>
              </table:table-cell>
              <table:table-cell office:value-type="float" office:value="524288">
                <text:p>524288</text:p>
              </table:table-cell>
              <table:table-cell office:value-type="float" office:value="96958100">
                <text:p>96958100</text:p>
              </table:table-cell>
              <table:table-cell office:value-type="float" office:value="524288">
                <text:p>524288</text:p>
              </table:table-cell>
              <table:table-cell office:value-type="float" office:value="72423800">
                <text:p>72423800</text:p>
              </table:table-cell>
            </table:table-row>
            <table:table-row>
              <table:table-cell office:value-type="string">
                <text:p>3</text:p>
              </table:table-cell>
              <table:table-cell office:value-type="float" office:value="1048576">
                <text:p>1048576</text:p>
              </table:table-cell>
              <table:table-cell office:value-type="float" office:value="134237000">
                <text:p>134237000</text:p>
              </table:table-cell>
              <table:table-cell office:value-type="float" office:value="1048576">
                <text:p>1048576</text:p>
              </table:table-cell>
              <table:table-cell office:value-type="float" office:value="243541000">
                <text:p>243541000</text:p>
              </table:table-cell>
              <table:table-cell office:value-type="float" office:value="1048576">
                <text:p>1048576</text:p>
              </table:table-cell>
              <table:table-cell office:value-type="float" office:value="217207000">
                <text:p>217207000</text:p>
              </table:table-cell>
              <table:table-cell office:value-type="float" office:value="1048576">
                <text:p>1048576</text:p>
              </table:table-cell>
              <table:table-cell office:value-type="float" office:value="150532000">
                <text:p>150532000</text:p>
              </table:table-cell>
            </table:table-row>
            <table:table-row>
              <table:table-cell office:value-type="string">
                <text:p>4</text:p>
              </table:table-cell>
              <table:table-cell office:value-type="float" office:value="2097152">
                <text:p>2097152</text:p>
              </table:table-cell>
              <table:table-cell office:value-type="float" office:value="293258000">
                <text:p>293258000</text:p>
              </table:table-cell>
              <table:table-cell office:value-type="float" office:value="2097152">
                <text:p>2097152</text:p>
              </table:table-cell>
              <table:table-cell office:value-type="float" office:value="501910000">
                <text:p>501910000</text:p>
              </table:table-cell>
              <table:table-cell office:value-type="float" office:value="2097152">
                <text:p>2097152</text:p>
              </table:table-cell>
              <table:table-cell office:value-type="float" office:value="458599000">
                <text:p>458599000</text:p>
              </table:table-cell>
              <table:table-cell office:value-type="float" office:value="2097152">
                <text:p>2097152</text:p>
              </table:table-cell>
              <table:table-cell office:value-type="float" office:value="312762000">
                <text:p>312762000</text:p>
              </table:table-cell>
            </table:table-row>
            <table:table-row>
              <table:table-cell office:value-type="string">
                <text:p>5</text:p>
              </table:table-cell>
              <table:table-cell office:value-type="float" office:value="4194304">
                <text:p>4194304</text:p>
              </table:table-cell>
              <table:table-cell office:value-type="float" office:value="626564000">
                <text:p>626564000</text:p>
              </table:table-cell>
              <table:table-cell office:value-type="float" office:value="4194304">
                <text:p>4194304</text:p>
              </table:table-cell>
              <table:table-cell office:value-type="float" office:value="976712000">
                <text:p>976712000</text:p>
              </table:table-cell>
              <table:table-cell office:value-type="float" office:value="4194304">
                <text:p>4194304</text:p>
              </table:table-cell>
              <table:table-cell office:value-type="float" office:value="967564000">
                <text:p>967564000</text:p>
              </table:table-cell>
              <table:table-cell office:value-type="float" office:value="4194304">
                <text:p>4194304</text:p>
              </table:table-cell>
              <table:table-cell office:value-type="float" office:value="672631000">
                <text:p>672631000</text:p>
              </table:table-cell>
            </table:table-row>
            <table:table-row>
              <table:table-cell office:value-type="string">
                <text:p>6</text:p>
              </table:table-cell>
              <table:table-cell office:value-type="float" office:value="8388608">
                <text:p>8388608</text:p>
              </table:table-cell>
              <table:table-cell office:value-type="float" office:value="1343140000">
                <text:p>1343140000</text:p>
              </table:table-cell>
              <table:table-cell office:value-type="float" office:value="8388608">
                <text:p>8388608</text:p>
              </table:table-cell>
              <table:table-cell office:value-type="float" office:value="1692710000">
                <text:p>1692710000</text:p>
              </table:table-cell>
              <table:table-cell office:value-type="float" office:value="8388608">
                <text:p>8388608</text:p>
              </table:table-cell>
              <table:table-cell office:value-type="float" office:value="2014190000">
                <text:p>2014190000</text:p>
              </table:table-cell>
              <table:table-cell office:value-type="float" office:value="8388608">
                <text:p>8388608</text:p>
              </table:table-cell>
              <table:table-cell office:value-type="float" office:value="1323410000">
                <text:p>1323410000</text:p>
              </table:table-cell>
            </table:table-row>
            <table:table-row>
              <table:table-cell office:value-type="string">
                <text:p>7</text:p>
              </table:table-cell>
              <table:table-cell office:value-type="float" office:value="16777216">
                <text:p>16777216</text:p>
              </table:table-cell>
              <table:table-cell office:value-type="float" office:value="2912410000">
                <text:p>2912410000</text:p>
              </table:table-cell>
              <table:table-cell office:value-type="float" office:value="16777216">
                <text:p>16777216</text:p>
              </table:table-cell>
              <table:table-cell office:value-type="float" office:value="3857820000">
                <text:p>3857820000</text:p>
              </table:table-cell>
              <table:table-cell office:value-type="float" office:value="16777216">
                <text:p>16777216</text:p>
              </table:table-cell>
              <table:table-cell office:value-type="float" office:value="4218910000">
                <text:p>4218910000</text:p>
              </table:table-cell>
              <table:table-cell office:value-type="float" office:value="16777216">
                <text:p>16777216</text:p>
              </table:table-cell>
              <table:table-cell office:value-type="float" office:value="2743180000">
                <text:p>2743180000</text:p>
              </table:table-cell>
            </table:table-row>
            <table:table-row>
              <table:table-cell office:value-type="string">
                <text:p>8</text:p>
              </table:table-cell>
              <table:table-cell office:value-type="float" office:value="33554432">
                <text:p>33554432</text:p>
              </table:table-cell>
              <table:table-cell office:value-type="float" office:value="6748750000">
                <text:p>6748750000</text:p>
              </table:table-cell>
              <table:table-cell office:value-type="float" office:value="33554432">
                <text:p>33554432</text:p>
              </table:table-cell>
              <table:table-cell office:value-type="float" office:value="8210770000">
                <text:p>8210770000</text:p>
              </table:table-cell>
              <table:table-cell office:value-type="float" office:value="33554432">
                <text:p>33554432</text:p>
              </table:table-cell>
              <table:table-cell office:value-type="float" office:value="9120570000">
                <text:p>9120570000</text:p>
              </table:table-cell>
              <table:table-cell office:value-type="float" office:value="33554432">
                <text:p>33554432</text:p>
              </table:table-cell>
              <table:table-cell office:value-type="float" office:value="5815260000">
                <text:p>581526000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02cm" svg:y="3.951cm" style:legend-expansion="high" chart:style-name="ch2"/>
        <chart:plot-area chart:style-name="ch3" chart:data-source-has-labels="both" svg:x="0.319cm" svg:y="0.179cm" svg:width="13.064cm" svg:height="8.641cm">
          <chart:coordinate-region svg:x="2.422cm" svg:y="0.379cm" svg:width="10.218cm" svg:height="7.794cm"/>
          <chart:axis chart:dimension="x" chart:name="primary-x" chart:style-name="ch4" chartooo:axis-type="auto">
            <chart:categories table:cell-range-address="local-table.$A$2:.$A$13"/>
          </chart:axis>
          <chart:axis chart:dimension="y" chart:name="primary-y" chart:style-name="ch5">
            <chart:grid chart:style-name="ch6" chart:class="major"/>
          </chart:axis>
          <chart:series chart:style-name="ch7" chart:values-cell-range-address="local-table.$C$2:.$C$13" chart:label-cell-address="local-table.$C$1" chart:class="chart:scatter">
            <chart:domain table:cell-range-address="local-table.$B$2:.$B$13"/>
            <chart:data-point chart:repeated="12"/>
          </chart:series>
          <chart:series chart:style-name="ch8" chart:values-cell-range-address="local-table.$E$2:.$E$13" chart:label-cell-address="local-table.$E$1" chart:class="chart:scatter">
            <chart:domain table:cell-range-address="local-table.$D$2:.$D$13"/>
            <chart:data-point chart:repeated="12"/>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text:p>
              </table:table-cell>
              <table:table-cell office:value-type="string">
                <text:p>Series3</text:p>
              </table:table-cell>
              <table:table-cell office:value-type="string">
                <text:p>sorted</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791100">
                <text:p>24791100</text:p>
              </table:table-cell>
              <table:table-cell office:value-type="float" office:value="262144">
                <text:p>262144</text:p>
              </table:table-cell>
              <table:table-cell office:value-type="float" office:value="24791100">
                <text:p>24791100</text:p>
              </table:table-cell>
            </table:table-row>
            <table:table-row>
              <table:table-cell office:value-type="string">
                <text:p>2</text:p>
              </table:table-cell>
              <table:table-cell office:value-type="float" office:value="1048576">
                <text:p>1048576</text:p>
              </table:table-cell>
              <table:table-cell office:value-type="float" office:value="140022000">
                <text:p>140022000</text:p>
              </table:table-cell>
              <table:table-cell office:value-type="float" office:value="1048576">
                <text:p>1048576</text:p>
              </table:table-cell>
              <table:table-cell office:value-type="float" office:value="140022000">
                <text:p>140022000</text:p>
              </table:table-cell>
            </table:table-row>
            <table:table-row>
              <table:table-cell office:value-type="string">
                <text:p>3</text:p>
              </table:table-cell>
              <table:table-cell office:value-type="float" office:value="4194304">
                <text:p>4194304</text:p>
              </table:table-cell>
              <table:table-cell office:value-type="float" office:value="652772000">
                <text:p>652772000</text:p>
              </table:table-cell>
              <table:table-cell office:value-type="float" office:value="4194304">
                <text:p>4194304</text:p>
              </table:table-cell>
              <table:table-cell office:value-type="float" office:value="652772000">
                <text:p>652772000</text:p>
              </table:table-cell>
            </table:table-row>
            <table:table-row>
              <table:table-cell office:value-type="string">
                <text:p>4</text:p>
              </table:table-cell>
              <table:table-cell office:value-type="float" office:value="16777216">
                <text:p>16777216</text:p>
              </table:table-cell>
              <table:table-cell office:value-type="float" office:value="2936390000">
                <text:p>2936390000</text:p>
              </table:table-cell>
              <table:table-cell office:value-type="float" office:value="16777216">
                <text:p>16777216</text:p>
              </table:table-cell>
              <table:table-cell office:value-type="float" office:value="2936390000">
                <text:p>293639000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62267918500211">
                <text:p>0.62267918500211</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12569637883008">
                <text:p>0.81256963788300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945084855697537">
                <text:p>0.94508485569753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936946394384174">
                <text:p>0.936946394384174</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326cm" svg:height="9.006cm" xlink:href="." xlink:type="simple" chart:class="chart:scatter" chart:style-name="ch1">
        <chart:title svg:x="7.098cm" svg:y="0.316cm" chart:style-name="ch2">
          <text:p>Batch insertion</text:p>
        </chart:title>
        <chart:legend chart:legend-position="end" svg:x="14.103cm" svg:y="3.706cm" style:legend-expansion="high" chart:style-name="ch3"/>
        <chart:plot-area chart:style-name="ch4" chart:data-source-has-labels="both" svg:x="0.454cm" svg:y="1.036cm" svg:width="13.41cm" svg:height="7.55cm">
          <chart:coordinate-region svg:x="2.742cm" svg:y="1.235cm" svg:width="10.379cm" svg:height="6.704cm"/>
          <chart:axis chart:dimension="x" chart:name="primary-x" chart:style-name="ch5" chartooo:axis-type="auto">
            <chart:categories table:cell-range-address="local-table.$A$2:.$A$5"/>
          </chart:axis>
          <chart:axis chart:dimension="y" chart:name="primary-y" chart:style-name="ch6">
            <chart:grid chart:style-name="ch7" chart:class="major"/>
          </chart:axis>
          <chart:series chart:style-name="ch8" chart:values-cell-range-address="local-table.$C$2:.$C$5" chart:label-cell-address="local-table.$C$1" chart:class="chart:scatter">
            <chart:domain table:cell-range-address="local-table.$B$2:.$B$5"/>
            <chart:data-point chart:repeated="4"/>
          </chart:series>
          <chart:series chart:style-name="ch9" chart:values-cell-range-address="local-table.$E$2:.$E$5" chart:label-cell-address="local-table.$E$1" chart:class="chart:scatter">
            <chart:domain table:cell-range-address="local-table.$D$2:.$D$5"/>
            <chart:data-point chart:repeated="4"/>
          </chart:series>
          <chart:series chart:style-name="ch10" chart:values-cell-range-address="local-table.$G$2:.$G$5" chart:label-cell-address="local-table.$G$1" chart:class="chart:scatter">
            <chart:domain table:cell-range-address="local-table.$F$2:.$F$5"/>
            <chart:data-point chart:repeated="4"/>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s1</text:p>
              </table:table-cell>
              <table:table-cell office:value-type="string">
                <text:p>map</text:p>
              </table:table-cell>
              <table:table-cell office:value-type="string">
                <text:p>Series3</text:p>
              </table:table-cell>
              <table:table-cell office:value-type="string">
                <text:p>vector</text:p>
              </table:table-cell>
              <table:table-cell office:value-type="string">
                <text:p>Series5</text:p>
              </table:table-cell>
              <table:table-cell office:value-type="string">
                <text:p>vectormagic</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112817000">
                <text:p>112817000</text:p>
              </table:table-cell>
              <table:table-cell office:value-type="float" office:value="262144">
                <text:p>262144</text:p>
              </table:table-cell>
              <table:table-cell office:value-type="float" office:value="33616600">
                <text:p>33616600</text:p>
              </table:table-cell>
              <table:table-cell office:value-type="float" office:value="262144">
                <text:p>262144</text:p>
              </table:table-cell>
              <table:table-cell office:value-type="float" office:value="42868600">
                <text:p>42868600</text:p>
              </table:table-cell>
            </table:table-row>
            <table:table-row>
              <table:table-cell office:value-type="string">
                <text:p>2</text:p>
              </table:table-cell>
              <table:table-cell office:value-type="float" office:value="1048576">
                <text:p>1048576</text:p>
              </table:table-cell>
              <table:table-cell office:value-type="float" office:value="788852000">
                <text:p>788852000</text:p>
              </table:table-cell>
              <table:table-cell office:value-type="float" office:value="1048576">
                <text:p>1048576</text:p>
              </table:table-cell>
              <table:table-cell office:value-type="float" office:value="148933000">
                <text:p>148933000</text:p>
              </table:table-cell>
              <table:table-cell office:value-type="float" office:value="1048576">
                <text:p>1048576</text:p>
              </table:table-cell>
              <table:table-cell office:value-type="float" office:value="193987000">
                <text:p>193987000</text:p>
              </table:table-cell>
            </table:table-row>
            <table:table-row>
              <table:table-cell office:value-type="string">
                <text:p>3</text:p>
              </table:table-cell>
              <table:table-cell office:value-type="float" office:value="4194304">
                <text:p>4194304</text:p>
              </table:table-cell>
              <table:table-cell office:value-type="float" office:value="4095070000">
                <text:p>4095070000</text:p>
              </table:table-cell>
              <table:table-cell office:value-type="float" office:value="4194304">
                <text:p>4194304</text:p>
              </table:table-cell>
              <table:table-cell office:value-type="float" office:value="651003000">
                <text:p>651003000</text:p>
              </table:table-cell>
              <table:table-cell office:value-type="float" office:value="4194304">
                <text:p>4194304</text:p>
              </table:table-cell>
              <table:table-cell office:value-type="float" office:value="822085000">
                <text:p>822085000</text:p>
              </table:table-cell>
            </table:table-row>
            <table:table-row>
              <table:table-cell office:value-type="string">
                <text:p>4</text:p>
              </table:table-cell>
              <table:table-cell office:value-type="float" office:value="16777216">
                <text:p>16777216</text:p>
              </table:table-cell>
              <table:table-cell office:value-type="float" office:value="21963200000">
                <text:p>21963200000</text:p>
              </table:table-cell>
              <table:table-cell office:value-type="float" office:value="16777216">
                <text:p>16777216</text:p>
              </table:table-cell>
              <table:table-cell office:value-type="float" office:value="3018000000">
                <text:p>3018000000</text:p>
              </table:table-cell>
              <table:table-cell office:value-type="float" office:value="16777216">
                <text:p>16777216</text:p>
              </table:table-cell>
              <table:table-cell office:value-type="float" office:value="3721770000">
                <text:p>3721770000</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